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2"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B</text:p>
          </table:table-cell>
          <table:table-cell office:value-type="string">
            <text:p>Berr</text:p>
          </table:table-cell>
          <table:table-cell office:value-type="string">
            <text:p>V</text:p>
          </table:table-cell>
          <table:table-cell office:value-type="string">
            <text:p>Verr</text:p>
          </table:table-cell>
          <table:table-cell office:value-type="string">
            <text:p>R</text:p>
          </table:table-cell>
          <table:table-cell office:value-type="string">
            <text:p>Rerr</text:p>
          </table:table-cell>
          <table:table-cell office:value-type="string">
            <text:p>I</text:p>
          </table:table-cell>
          <table:table-cell office:value-type="string">
            <text:p>Ierr</text:p>
          </table:table-cell>
        </table:table-row>
        <table:table-row table:style-name="ro4">
          <table:table-cell office:value-type="float" office:value="208.0082">
            <text:p>208.0082</text:p>
          </table:table-cell>
          <table:table-cell office:value-type="float" office:value="39.65623">
            <text:p>39.65623</text:p>
          </table:table-cell>
          <table:table-cell office:value-type="float" office:value="13.962">
            <text:p>13.962</text:p>
          </table:table-cell>
          <table:table-cell office:value-type="float" office:value="0.012">
            <text:p>0.012</text:p>
          </table:table-cell>
          <table:table-cell office:value-type="float" office:value="13.862">
            <text:p>13.862</text:p>
          </table:table-cell>
          <table:table-cell office:value-type="float" office:value="0.005">
            <text:p>0.005</text:p>
          </table:table-cell>
          <table:table-cell office:value-type="float" office:value="13.671">
            <text:p>13.671</text:p>
          </table:table-cell>
          <table:table-cell office:value-type="float" office:value="0.006">
            <text:p>0.006</text:p>
          </table:table-cell>
          <table:table-cell office:value-type="float" office:value="13.168">
            <text:p>13.168</text:p>
          </table:table-cell>
          <table:table-cell office:value-type="float" office:value="0.006">
            <text:p>0.006</text:p>
          </table:table-cell>
        </table:table-row>
        <table:table-row table:style-name="ro4">
          <table:table-cell office:value-type="float" office:value="208.0165">
            <text:p>208.0165</text:p>
          </table:table-cell>
          <table:table-cell office:value-type="float" office:value="39.68856">
            <text:p>39.68856</text:p>
          </table:table-cell>
          <table:table-cell office:value-type="float" office:value="13.618">
            <text:p>13.618</text:p>
          </table:table-cell>
          <table:table-cell office:value-type="float" office:value="0.009">
            <text:p>0.009</text:p>
          </table:table-cell>
          <table:table-cell office:value-type="float" office:value="13.329">
            <text:p>13.329</text:p>
          </table:table-cell>
          <table:table-cell office:value-type="float" office:value="0.004">
            <text:p>0.004</text:p>
          </table:table-cell>
          <table:table-cell office:value-type="float" office:value="13.024">
            <text:p>13.024</text:p>
          </table:table-cell>
          <table:table-cell office:value-type="float" office:value="0.005">
            <text:p>0.005</text:p>
          </table:table-cell>
          <table:table-cell office:value-type="float" office:value="12.377">
            <text:p>12.377</text:p>
          </table:table-cell>
          <table:table-cell office:value-type="float" office:value="0.005">
            <text:p>0.005</text:p>
          </table:table-cell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673">
            <text:p>39.66673</text:p>
          </table:table-cell>
          <table:table-cell office:value-type="float" office:value="16.376">
            <text:p>16.376</text:p>
          </table:table-cell>
          <table:table-cell office:value-type="float" office:value="0.056">
            <text:p>0.056</text:p>
          </table:table-cell>
          <table:table-cell office:value-type="float" office:value="16.41">
            <text:p>16.41</text:p>
          </table:table-cell>
          <table:table-cell office:value-type="float" office:value="0.023">
            <text:p>0.023</text:p>
          </table:table-cell>
          <table:table-cell office:value-type="float" office:value="16.292">
            <text:p>16.292</text:p>
          </table:table-cell>
          <table:table-cell office:value-type="float" office:value="0.027">
            <text:p>0.027</text:p>
          </table:table-cell>
          <table:table-cell office:value-type="float" office:value="15.937">
            <text:p>15.937</text:p>
          </table:table-cell>
          <table:table-cell office:value-type="float" office:value="0.035">
            <text:p>0.035</text:p>
          </table:table-cell>
        </table:table-row>
        <table:table-row table:style-name="ro4">
          <table:table-cell office:value-type="float" office:value="208.0724">
            <text:p>208.0724</text:p>
          </table:table-cell>
          <table:table-cell office:value-type="float" office:value="39.68167">
            <text:p>39.68167</text:p>
          </table:table-cell>
          <table:table-cell office:value-type="float" office:value="14.611">
            <text:p>14.611</text:p>
          </table:table-cell>
          <table:table-cell office:value-type="float" office:value="0.016">
            <text:p>0.016</text:p>
          </table:table-cell>
          <table:table-cell office:value-type="float" office:value="14.217">
            <text:p>14.217</text:p>
          </table:table-cell>
          <table:table-cell office:value-type="float" office:value="0.006">
            <text:p>0.006</text:p>
          </table:table-cell>
          <table:table-cell office:value-type="float" office:value="13.82">
            <text:p>13.82</text:p>
          </table:table-cell>
          <table:table-cell office:value-type="float" office:value="0.007">
            <text:p>0.007</text:p>
          </table:table-cell>
          <table:table-cell office:value-type="float" office:value="13.032">
            <text:p>13.032</text:p>
          </table:table-cell>
          <table:table-cell office:value-type="float" office:value="0.007">
            <text:p>0.007</text:p>
          </table:table-cell>
        </table:table-row>
        <table:table-row table:style-name="ro4">
          <table:table-cell office:value-type="float" office:value="208.0818">
            <text:p>208.0818</text:p>
          </table:table-cell>
          <table:table-cell office:value-type="float" office:value="39.63393">
            <text:p>39.63393</text:p>
          </table:table-cell>
          <table:table-cell office:value-type="float" office:value="15.802">
            <text:p>15.802</text:p>
          </table:table-cell>
          <table:table-cell office:value-type="float" office:value="0.034">
            <text:p>0.034</text:p>
          </table:table-cell>
          <table:table-cell office:value-type="float" office:value="15.126">
            <text:p>15.126</text:p>
          </table:table-cell>
          <table:table-cell office:value-type="float" office:value="0.012">
            <text:p>0.012</text:p>
          </table:table-cell>
          <table:table-cell office:value-type="float" office:value="14.415">
            <text:p>14.415</text:p>
          </table:table-cell>
          <table:table-cell office:value-type="float" office:value="0.013">
            <text:p>0.013</text:p>
          </table:table-cell>
          <table:table-cell office:value-type="float" office:value="13.2">
            <text:p>13.2</text:p>
          </table:table-cell>
          <table:table-cell office:value-type="float" office:value="0.013">
            <text:p>0.013</text:p>
          </table:table-cell>
        </table:table-row>
        <table:table-row table:style-name="ro4">
          <table:table-cell office:value-type="float" office:value="208.0858">
            <text:p>208.0858</text:p>
          </table:table-cell>
          <table:table-cell office:value-type="float" office:value="39.73834">
            <text:p>39.73834</text:p>
          </table:table-cell>
          <table:table-cell office:value-type="float" office:value="15.078">
            <text:p>15.078</text:p>
          </table:table-cell>
          <table:table-cell office:value-type="float" office:value="0.023">
            <text:p>0.023</text:p>
          </table:table-cell>
          <table:table-cell office:value-type="float" office:value="14.68">
            <text:p>14.68</text:p>
          </table:table-cell>
          <table:table-cell office:value-type="float" office:value="0.008">
            <text:p>0.008</text:p>
          </table:table-cell>
          <table:table-cell office:value-type="float" office:value="14.26">
            <text:p>14.26</text:p>
          </table:table-cell>
          <table:table-cell office:value-type="float" office:value="0.009">
            <text:p>0.009</text:p>
          </table:table-cell>
          <table:table-cell office:value-type="float" office:value="13.568">
            <text:p>13.568</text:p>
          </table:table-cell>
          <table:table-cell office:value-type="float" office:value="0.01">
            <text:p>0.01</text:p>
          </table:table-cell>
        </table:table-row>
        <table:table-row table:style-name="ro4">
          <table:table-cell office:value-type="float" office:value="208.0879">
            <text:p>208.0879</text:p>
          </table:table-cell>
          <table:table-cell office:value-type="float" office:value="39.71287">
            <text:p>39.71287</text:p>
          </table:table-cell>
          <table:table-cell office:value-type="float" office:value="12.156">
            <text:p>12.156</text:p>
          </table:table-cell>
          <table:table-cell office:value-type="float" office:value="0.004">
            <text:p>0.004</text:p>
          </table:table-cell>
          <table:table-cell office:value-type="float" office:value="11.988">
            <text:p>11.988</text:p>
          </table:table-cell>
          <table:table-cell office:value-type="float" office:value="0.002">
            <text:p>0.002</text:p>
          </table:table-cell>
          <table:table-cell office:value-type="float" office:value="11.759">
            <text:p>11.759</text:p>
          </table:table-cell>
          <table:table-cell office:value-type="float" office:value="0.002">
            <text:p>0.002</text:p>
          </table:table-cell>
          <table:table-cell office:value-type="float" office:value="11.226">
            <text:p>11.226</text:p>
          </table:table-cell>
          <table:table-cell office:value-type="float" office:value="0.002">
            <text:p>0.002</text:p>
          </table:table-cell>
        </table:table-row>
        <table:table-row table:style-name="ro4">
          <table:table-cell office:value-type="float" office:value="208.1215">
            <text:p>208.1215</text:p>
          </table:table-cell>
          <table:table-cell office:value-type="float" office:value="39.6839">
            <text:p>39.6839</text:p>
          </table:table-cell>
          <table:table-cell office:value-type="float" office:value="17.547">
            <text:p>17.547</text:p>
          </table:table-cell>
          <table:table-cell office:value-type="float" office:value="0.14">
            <text:p>0.14</text:p>
          </table:table-cell>
          <table:table-cell office:value-type="float" office:value="17.072">
            <text:p>17.072</text:p>
          </table:table-cell>
          <table:table-cell office:value-type="float" office:value="0.046">
            <text:p>0.046</text:p>
          </table:table-cell>
          <table:table-cell office:value-type="float" office:value="16.584">
            <text:p>16.584</text:p>
          </table:table-cell>
          <table:table-cell office:value-type="float" office:value="0.051">
            <text:p>0.051</text:p>
          </table:table-cell>
          <table:table-cell office:value-type="float" office:value="15.602">
            <text:p>15.602</text:p>
          </table:table-cell>
          <table:table-cell office:value-type="float" office:value="0.054">
            <text:p>0.054</text:p>
          </table:table-cell>
        </table:table-row>
        <table:table-row table:style-name="ro4">
          <table:table-cell office:value-type="float" office:value="208.1227">
            <text:p>208.1227</text:p>
          </table:table-cell>
          <table:table-cell office:value-type="float" office:value="39.69012">
            <text:p>39.69012</text:p>
          </table:table-cell>
          <table:table-cell office:value-type="float" office:value="16.298">
            <text:p>16.298</text:p>
          </table:table-cell>
          <table:table-cell office:value-type="float" office:value="0.054">
            <text:p>0.054</text:p>
          </table:table-cell>
          <table:table-cell office:value-type="float" office:value="16.134">
            <text:p>16.134</text:p>
          </table:table-cell>
          <table:table-cell office:value-type="float" office:value="0.02">
            <text:p>0.02</text:p>
          </table:table-cell>
          <table:table-cell office:value-type="float" office:value="15.881">
            <text:p>15.881</text:p>
          </table:table-cell>
          <table:table-cell office:value-type="float" office:value="0.023">
            <text:p>0.023</text:p>
          </table:table-cell>
          <table:table-cell office:value-type="float" office:value="15.415">
            <text:p>15.415</text:p>
          </table:table-cell>
          <table:table-cell office:value-type="float" office:value="0.028">
            <text:p>0.028</text:p>
          </table:table-cell>
        </table:table-row>
        <table:table-row table:style-name="ro4">
          <table:table-cell office:value-type="float" office:value="208.1236">
            <text:p>208.1236</text:p>
          </table:table-cell>
          <table:table-cell office:value-type="float" office:value="39.66581">
            <text:p>39.66581</text:p>
          </table:table-cell>
          <table:table-cell office:value-type="float" office:value="13.89">
            <text:p>13.89</text:p>
          </table:table-cell>
          <table:table-cell office:value-type="float" office:value="0.012">
            <text:p>0.012</text:p>
          </table:table-cell>
          <table:table-cell office:value-type="float" office:value="13.827">
            <text:p>13.827</text:p>
          </table:table-cell>
          <table:table-cell office:value-type="float" office:value="0.005">
            <text:p>0.005</text:p>
          </table:table-cell>
          <table:table-cell office:value-type="float" office:value="13.648">
            <text:p>13.648</text:p>
          </table:table-cell>
          <table:table-cell office:value-type="float" office:value="0.005">
            <text:p>0.005</text:p>
          </table:table-cell>
          <table:table-cell office:value-type="float" office:value="13.234">
            <text:p>13.234</text:p>
          </table:table-cell>
          <table:table-cell office:value-type="float" office:value="0.006">
            <text:p>0.006</text:p>
          </table:table-cell>
        </table:table-row>
        <table:table-row table:style-name="ro4">
          <table:table-cell office:value-type="float" office:value="208.1628">
            <text:p>208.1628</text:p>
          </table:table-cell>
          <table:table-cell office:value-type="float" office:value="39.72899">
            <text:p>39.72899</text:p>
          </table:table-cell>
          <table:table-cell office:value-type="float" office:value="16.837">
            <text:p>16.837</text:p>
          </table:table-cell>
          <table:table-cell office:value-type="float" office:value="0.084">
            <text:p>0.084</text:p>
          </table:table-cell>
          <table:table-cell office:value-type="float" office:value="16.645">
            <text:p>16.645</text:p>
          </table:table-cell>
          <table:table-cell office:value-type="float" office:value="0.031">
            <text:p>0.031</text:p>
          </table:table-cell>
          <table:table-cell office:value-type="float" office:value="16.452">
            <text:p>16.452</text:p>
          </table:table-cell>
          <table:table-cell office:value-type="float" office:value="0.035">
            <text:p>0.035</text:p>
          </table:table-cell>
          <table:table-cell office:value-type="float" office:value="16.108">
            <text:p>16.108</text:p>
          </table:table-cell>
          <table:table-cell office:value-type="float" office:value="0.046">
            <text:p>0.046</text:p>
          </table:table-cell>
        </table:table-row>
        <table:table-row table:style-name="ro4">
          <table:table-cell office:value-type="float" office:value="208.1812">
            <text:p>208.1812</text:p>
          </table:table-cell>
          <table:table-cell office:value-type="float" office:value="39.68542">
            <text:p>39.68542</text:p>
          </table:table-cell>
          <table:table-cell office:value-type="float" office:value="13.807">
            <text:p>13.807</text:p>
          </table:table-cell>
          <table:table-cell office:value-type="float" office:value="0.01">
            <text:p>0.01</text:p>
          </table:table-cell>
          <table:table-cell office:value-type="float" office:value="13.306">
            <text:p>13.306</text:p>
          </table:table-cell>
          <table:table-cell office:value-type="float" office:value="0.004">
            <text:p>0.004</text:p>
          </table:table-cell>
          <table:table-cell office:value-type="float" office:value="12.89">
            <text:p>12.89</text:p>
          </table:table-cell>
          <table:table-cell office:value-type="float" office:value="0.005">
            <text:p>0.005</text:p>
          </table:table-cell>
          <table:table-cell office:value-type="float" office:value="12.161">
            <text:p>12.161</text:p>
          </table:table-cell>
          <table:table-cell office:value-type="float" office:value="0.004">
            <text:p>0.004</text:p>
          </table:table-cell>
        </table:table-row>
        <table:table-row table:style-name="ro4">
          <table:table-cell office:value-type="float" office:value="208.2187">
            <text:p>208.2187</text:p>
          </table:table-cell>
          <table:table-cell office:value-type="float" office:value="39.6955">
            <text:p>39.6955</text:p>
          </table:table-cell>
          <table:table-cell office:value-type="float" office:value="14.254">
            <text:p>14.254</text:p>
          </table:table-cell>
          <table:table-cell office:value-type="float" office:value="0.014">
            <text:p>0.014</text:p>
          </table:table-cell>
          <table:table-cell office:value-type="float" office:value="14.046">
            <text:p>14.046</text:p>
          </table:table-cell>
          <table:table-cell office:value-type="float" office:value="0.006">
            <text:p>0.006</text:p>
          </table:table-cell>
          <table:table-cell office:value-type="float" office:value="13.935">
            <text:p>13.935</text:p>
          </table:table-cell>
          <table:table-cell office:value-type="float" office:value="0.006">
            <text:p>0.006</text:p>
          </table:table-cell>
          <table:table-cell office:value-type="float" office:value="13.49">
            <text:p>13.49</text:p>
          </table:table-cell>
          <table:table-cell office:value-type="float" office:value="0.006">
            <text:p>0.006</text:p>
          </table:table-cell>
        </table:table-row>
        <table:table-row table:style-name="ro4">
          <table:table-cell table:number-columns-repeated="10"/>
        </table:table-row>
        <table:table-row table:style-name="ro2">
          <table:table-cell office:value-type="string">
            <text:p>Photometry</text:p>
          </table:table-cell>
          <table:table-cell table:number-columns-repeated="9"/>
        </table:table-row>
        <table:table-row table:style-name="ro4">
          <table:table-cell office:value-type="float" office:value="208.0082">
            <text:p>208.0082</text:p>
          </table:table-cell>
          <table:table-cell office:value-type="float" office:value="39.65623">
            <text:p>39.65623</text:p>
          </table:table-cell>
          <table:table-cell office:value-type="float" office:value="19.548">
            <text:p>19.548</text:p>
          </table:table-cell>
          <table:table-cell office:value-type="float" office:value="0.007">
            <text:p>0.007</text:p>
          </table:table-cell>
          <table:table-cell office:value-type="float" office:value="19.074">
            <text:p>19.074</text:p>
          </table:table-cell>
          <table:table-cell office:value-type="float" office:value="0.004">
            <text:p>0.004</text:p>
          </table:table-cell>
          <table:table-cell office:value-type="float" office:value="18.173">
            <text:p>18.173</text:p>
          </table:table-cell>
          <table:table-cell office:value-type="float" office:value="0.002">
            <text:p>0.002</text:p>
          </table:table-cell>
          <table:table-cell office:value-type="float" office:value="18.33">
            <text:p>18.33</text:p>
          </table:table-cell>
          <table:table-cell office:value-type="float" office:value="0.005">
            <text:p>0.005</text:p>
          </table:table-cell>
        </table:table-row>
        <table:table-row table:style-name="ro4">
          <table:table-cell office:value-type="float" office:value="208.0165">
            <text:p>208.0165</text:p>
          </table:table-cell>
          <table:table-cell office:value-type="float" office:value="39.68856">
            <text:p>39.68856</text:p>
          </table:table-cell>
          <table:table-cell office:value-type="float" office:value="19.165">
            <text:p>19.165</text:p>
          </table:table-cell>
          <table:table-cell office:value-type="float" office:value="0.005">
            <text:p>0.005</text:p>
          </table:table-cell>
          <table:table-cell office:value-type="float" office:value="18.565">
            <text:p>18.565</text:p>
          </table:table-cell>
          <table:table-cell office:value-type="float" office:value="0.003">
            <text:p>0.003</text:p>
          </table:table-cell>
          <table:table-cell office:value-type="float" office:value="17.538">
            <text:p>17.538</text:p>
          </table:table-cell>
          <table:table-cell office:value-type="float" office:value="0.002">
            <text:p>0.002</text:p>
          </table:table-cell>
          <table:table-cell office:value-type="float" office:value="17.564">
            <text:p>17.564</text:p>
          </table:table-cell>
          <table:table-cell office:value-type="float" office:value="0.004">
            <text:p>0.004</text:p>
          </table:table-cell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673">
            <text:p>39.66673</text:p>
          </table:table-cell>
          <table:table-cell office:value-type="float" office:value="22.032">
            <text:p>22.032</text:p>
          </table:table-cell>
          <table:table-cell office:value-type="float" office:value="0.045">
            <text:p>0.045</text:p>
          </table:table-cell>
          <table:table-cell office:value-type="float" office:value="21.62">
            <text:p>21.62</text:p>
          </table:table-cell>
          <table:table-cell office:value-type="float" office:value="0.016">
            <text:p>0.016</text:p>
          </table:table-cell>
          <table:table-cell office:value-type="float" office:value="20.845">
            <text:p>20.845</text:p>
          </table:table-cell>
          <table:table-cell office:value-type="float" office:value="0.009">
            <text:p>0.009</text:p>
          </table:table-cell>
          <table:table-cell office:value-type="float" office:value="21.042">
            <text:p>21.042</text:p>
          </table:table-cell>
          <table:table-cell office:value-type="float" office:value="0.025">
            <text:p>0.025</text:p>
          </table:table-cell>
        </table:table-row>
        <table:table-row table:style-name="ro4">
          <table:table-cell office:value-type="float" office:value="208.0724">
            <text:p>208.0724</text:p>
          </table:table-cell>
          <table:table-cell office:value-type="float" office:value="39.68167">
            <text:p>39.68167</text:p>
          </table:table-cell>
          <table:table-cell office:value-type="float" office:value="20.167">
            <text:p>20.167</text:p>
          </table:table-cell>
          <table:table-cell office:value-type="float" office:value="0.009">
            <text:p>0.009</text:p>
          </table:table-cell>
          <table:table-cell office:value-type="float" office:value="19.424">
            <text:p>19.424</text:p>
          </table:table-cell>
          <table:table-cell office:value-type="float" office:value="0.004">
            <text:p>0.004</text:p>
          </table:table-cell>
          <table:table-cell office:value-type="float" office:value="18.308">
            <text:p>18.308</text:p>
          </table:table-cell>
          <table:table-cell office:value-type="float" office:value="0.003">
            <text:p>0.003</text:p>
          </table:table-cell>
          <table:table-cell office:value-type="float" office:value="18.228">
            <text:p>18.228</text:p>
          </table:table-cell>
          <table:table-cell office:value-type="float" office:value="0.005">
            <text:p>0.005</text:p>
          </table:table-cell>
        </table:table-row>
        <table:table-row table:style-name="ro4">
          <table:table-cell office:value-type="float" office:value="208.0818">
            <text:p>208.0818</text:p>
          </table:table-cell>
          <table:table-cell office:value-type="float" office:value="39.63393">
            <text:p>39.63393</text:p>
          </table:table-cell>
          <table:table-cell office:value-type="float" office:value="21.171">
            <text:p>21.171</text:p>
          </table:table-cell>
          <table:table-cell office:value-type="float" office:value="0.024">
            <text:p>0.024</text:p>
          </table:table-cell>
          <table:table-cell office:value-type="float" office:value="20.415">
            <text:p>20.415</text:p>
          </table:table-cell>
          <table:table-cell office:value-type="float" office:value="0.007">
            <text:p>0.007</text:p>
          </table:table-cell>
          <table:table-cell office:value-type="float" office:value="18.962">
            <text:p>18.962</text:p>
          </table:table-cell>
          <table:table-cell office:value-type="float" office:value="0.003">
            <text:p>0.003</text:p>
          </table:table-cell>
          <table:table-cell office:value-type="float" office:value="18.488">
            <text:p>18.488</text:p>
          </table:table-cell>
          <table:table-cell office:value-type="float" office:value="0.006">
            <text:p>0.006</text:p>
          </table:table-cell>
        </table:table-row>
        <table:table-row table:style-name="ro4">
          <table:table-cell office:value-type="float" office:value="208.0858">
            <text:p>208.0858</text:p>
          </table:table-cell>
          <table:table-cell office:value-type="float" office:value="39.73834">
            <text:p>39.73834</text:p>
          </table:table-cell>
          <table:table-cell office:value-type="float" office:value="20.499">
            <text:p>20.499</text:p>
          </table:table-cell>
          <table:table-cell office:value-type="float" office:value="0.012">
            <text:p>0.012</text:p>
          </table:table-cell>
          <table:table-cell office:value-type="float" office:value="19.815">
            <text:p>19.815</text:p>
          </table:table-cell>
          <table:table-cell office:value-type="float" office:value="0.005">
            <text:p>0.005</text:p>
          </table:table-cell>
          <table:table-cell office:value-type="float" office:value="18.664">
            <text:p>18.664</text:p>
          </table:table-cell>
          <table:table-cell office:value-type="float" office:value="0.003">
            <text:p>0.003</text:p>
          </table:table-cell>
          <table:table-cell office:value-type="float" office:value="18.674">
            <text:p>18.674</text:p>
          </table:table-cell>
          <table:table-cell office:value-type="float" office:value="0.006">
            <text:p>0.006</text:p>
          </table:table-cell>
        </table:table-row>
        <table:table-row table:style-name="ro4">
          <table:table-cell office:value-type="float" office:value="208.0879">
            <text:p>208.0879</text:p>
          </table:table-cell>
          <table:table-cell office:value-type="float" office:value="39.71287">
            <text:p>39.71287</text:p>
          </table:table-cell>
          <table:table-cell office:value-type="float" office:value="17.758">
            <text:p>17.758</text:p>
          </table:table-cell>
          <table:table-cell office:value-type="float" office:value="0.003">
            <text:p>0.003</text:p>
          </table:table-cell>
          <table:table-cell office:value-type="float" office:value="17.129">
            <text:p>17.129</text:p>
          </table:table-cell>
          <table:table-cell office:value-type="float" office:value="0.002">
            <text:p>0.002</text:p>
          </table:table-cell>
          <table:table-cell office:value-type="float" office:value="16.203">
            <text:p>16.203</text:p>
          </table:table-cell>
          <table:table-cell office:value-type="float" office:value="0.002">
            <text:p>0.002</text:p>
          </table:table-cell>
          <table:table-cell office:value-type="float" office:value="16.359">
            <text:p>16.359</text:p>
          </table:table-cell>
          <table:table-cell office:value-type="float" office:value="0.003">
            <text:p>0.003</text:p>
          </table:table-cell>
        </table:table-row>
        <table:table-row table:style-name="ro4">
          <table:table-cell office:value-type="float" office:value="208.1215">
            <text:p>208.1215</text:p>
          </table:table-cell>
          <table:table-cell office:value-type="float" office:value="39.6839">
            <text:p>39.6839</text:p>
          </table:table-cell>
          <table:table-cell office:value-type="float" office:value="23.294">
            <text:p>23.294</text:p>
          </table:table-cell>
          <table:table-cell office:value-type="float" office:value="0.151">
            <text:p>0.151</text:p>
          </table:table-cell>
          <table:table-cell office:value-type="float" office:value="22.337">
            <text:p>22.337</text:p>
          </table:table-cell>
          <table:table-cell office:value-type="float" office:value="0.026">
            <text:p>0.026</text:p>
          </table:table-cell>
          <table:table-cell office:value-type="float" office:value="21.107">
            <text:p>21.107</text:p>
          </table:table-cell>
          <table:table-cell office:value-type="float" office:value="0.01">
            <text:p>0.01</text:p>
          </table:table-cell>
          <table:table-cell office:value-type="float" office:value="21.038">
            <text:p>21.038</text:p>
          </table:table-cell>
          <table:table-cell office:value-type="float" office:value="0.025">
            <text:p>0.025</text:p>
          </table:table-cell>
        </table:table-row>
        <table:table-row table:style-name="ro4">
          <table:table-cell office:value-type="float" office:value="208.1227">
            <text:p>208.1227</text:p>
          </table:table-cell>
          <table:table-cell office:value-type="float" office:value="39.69012">
            <text:p>39.69012</text:p>
          </table:table-cell>
          <table:table-cell office:value-type="float" office:value="22.036">
            <text:p>22.036</text:p>
          </table:table-cell>
          <table:table-cell office:value-type="float" office:value="0.046">
            <text:p>0.046</text:p>
          </table:table-cell>
          <table:table-cell office:value-type="float" office:value="21.338">
            <text:p>21.338</text:p>
          </table:table-cell>
          <table:table-cell office:value-type="float" office:value="0.012">
            <text:p>0.012</text:p>
          </table:table-cell>
          <table:table-cell office:value-type="float" office:value="20.389">
            <text:p>20.389</text:p>
          </table:table-cell>
          <table:table-cell office:value-type="float" office:value="0.007">
            <text:p>0.007</text:p>
          </table:table-cell>
          <table:table-cell office:value-type="float" office:value="20.545">
            <text:p>20.545</text:p>
          </table:table-cell>
          <table:table-cell office:value-type="float" office:value="0.018">
            <text:p>0.018</text:p>
          </table:table-cell>
        </table:table-row>
        <table:table-row table:style-name="ro4">
          <table:table-cell office:value-type="float" office:value="208.1236">
            <text:p>208.1236</text:p>
          </table:table-cell>
          <table:table-cell office:value-type="float" office:value="39.66581">
            <text:p>39.66581</text:p>
          </table:table-cell>
          <table:table-cell office:value-type="float" office:value="19.563">
            <text:p>19.563</text:p>
          </table:table-cell>
          <table:table-cell office:value-type="float" office:value="0.006">
            <text:p>0.006</text:p>
          </table:table-cell>
          <table:table-cell office:value-type="float" office:value="19.023">
            <text:p>19.023</text:p>
          </table:table-cell>
          <table:table-cell office:value-type="float" office:value="0.004">
            <text:p>0.004</text:p>
          </table:table-cell>
          <table:table-cell office:value-type="float" office:value="18.161">
            <text:p>18.161</text:p>
          </table:table-cell>
          <table:table-cell office:value-type="float" office:value="0.002">
            <text:p>0.002</text:p>
          </table:table-cell>
          <table:table-cell office:value-type="float" office:value="18.388">
            <text:p>18.388</text:p>
          </table:table-cell>
          <table:table-cell office:value-type="float" office:value="0.005">
            <text:p>0.005</text:p>
          </table:table-cell>
        </table:table-row>
        <table:table-row table:style-name="ro4">
          <table:table-cell office:value-type="float" office:value="208.1628">
            <text:p>208.1628</text:p>
          </table:table-cell>
          <table:table-cell office:value-type="float" office:value="39.72899">
            <text:p>39.72899</text:p>
          </table:table-cell>
          <table:table-cell office:value-type="float" office:value="22.35">
            <text:p>22.35</text:p>
          </table:table-cell>
          <table:table-cell office:value-type="float" office:value="0.065">
            <text:p>0.065</text:p>
          </table:table-cell>
          <table:table-cell office:value-type="float" office:value="21.718">
            <text:p>21.718</text:p>
          </table:table-cell>
          <table:table-cell office:value-type="float" office:value="0.017">
            <text:p>0.017</text:p>
          </table:table-cell>
          <table:table-cell office:value-type="float" office:value="20.87">
            <text:p>20.87</text:p>
          </table:table-cell>
          <table:table-cell office:value-type="float" office:value="0.009">
            <text:p>0.009</text:p>
          </table:table-cell>
          <table:table-cell office:value-type="float" office:value="21.066">
            <text:p>21.066</text:p>
          </table:table-cell>
          <table:table-cell office:value-type="float" office:value="0.029">
            <text:p>0.029</text:p>
          </table:table-cell>
        </table:table-row>
        <table:table-row table:style-name="ro4">
          <table:table-cell office:value-type="float" office:value="208.1812">
            <text:p>208.1812</text:p>
          </table:table-cell>
          <table:table-cell office:value-type="float" office:value="39.68542">
            <text:p>39.68542</text:p>
          </table:table-cell>
          <table:table-cell office:value-type="float" office:value="19.363">
            <text:p>19.363</text:p>
          </table:table-cell>
          <table:table-cell office:value-type="float" office:value="0.005">
            <text:p>0.005</text:p>
          </table:table-cell>
          <table:table-cell office:value-type="float" office:value="18.476">
            <text:p>18.476</text:p>
          </table:table-cell>
          <table:table-cell office:value-type="float" office:value="0.003">
            <text:p>0.003</text:p>
          </table:table-cell>
          <table:table-cell office:value-type="float" office:value="17.327">
            <text:p>17.327</text:p>
          </table:table-cell>
          <table:table-cell office:value-type="float" office:value="0.002">
            <text:p>0.002</text:p>
          </table:table-cell>
          <table:table-cell office:value-type="float" office:value="17.369">
            <text:p>17.369</text:p>
          </table:table-cell>
          <table:table-cell office:value-type="float" office:value="0.004">
            <text:p>0.004</text:p>
          </table:table-cell>
        </table:table-row>
        <table:table-row table:style-name="ro4">
          <table:table-cell office:value-type="float" office:value="208.2187">
            <text:p>208.2187</text:p>
          </table:table-cell>
          <table:table-cell office:value-type="float" office:value="39.6955">
            <text:p>39.6955</text:p>
          </table:table-cell>
          <table:table-cell office:value-type="float" office:value="19.863">
            <text:p>19.863</text:p>
          </table:table-cell>
          <table:table-cell office:value-type="float" office:value="0.009">
            <text:p>0.009</text:p>
          </table:table-cell>
          <table:table-cell office:value-type="float" office:value="19.222">
            <text:p>19.222</text:p>
          </table:table-cell>
          <table:table-cell office:value-type="float" office:value="0.004">
            <text:p>0.004</text:p>
          </table:table-cell>
          <table:table-cell office:value-type="float" office:value="18.39">
            <text:p>18.39</text:p>
          </table:table-cell>
          <table:table-cell office:value-type="float" office:value="0.002">
            <text:p>0.002</text:p>
          </table:table-cell>
          <table:table-cell office:value-type="float" office:value="18.633">
            <text:p>18.633</text:p>
          </table:table-cell>
          <table:table-cell office:value-type="float" office:value="0.006">
            <text:p>0.006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>
            <text:p>Difference</text:p>
          </table:table-cell>
          <table:table-cell table:number-columns-repeated="9"/>
        </table:table-row>
        <table:table-row table:style-name="ro4">
          <table:table-cell office:value-type="float" office:value="208.0082">
            <text:p>208.0082</text:p>
          </table:table-cell>
          <table:table-cell office:value-type="float" office:value="39.65623">
            <text:p>39.65623</text:p>
          </table:table-cell>
          <table:table-cell table:formula="of:=[.C17]-[.C2]" office:value-type="float" office:value="5.586">
            <text:p>5.586</text:p>
          </table:table-cell>
          <table:table-cell table:formula="of:=SQRT([.D17]*[.D17]+[.D2]*[.D2])" office:value-type="float" office:value="0.0138924439894498">
            <text:p>0.013892444</text:p>
          </table:table-cell>
          <table:table-cell table:formula="of:=[.E17]-[.E2]" office:value-type="float" office:value="5.212">
            <text:p>5.212</text:p>
          </table:table-cell>
          <table:table-cell table:formula="of:=SQRT([.F17]*[.F17]+[.F2]*[.F2])" office:value-type="float" office:value="0.00640312423743285">
            <text:p>0.0064031242</text:p>
          </table:table-cell>
          <table:table-cell table:formula="of:=[.G17]-[.G2]" office:value-type="float" office:value="4.502">
            <text:p>4.502</text:p>
          </table:table-cell>
          <table:table-cell table:formula="of:=SQRT([.H17]*[.H17]+[.H2]*[.H2])" office:value-type="float" office:value="0.00632455532033676">
            <text:p>0.0063245553</text:p>
          </table:table-cell>
          <table:table-cell table:formula="of:=[.I17]-[.I2]" office:value-type="float" office:value="5.162">
            <text:p>5.162</text:p>
          </table:table-cell>
          <table:table-cell table:formula="of:=SQRT([.J17]*[.J17]+[.J2]*[.J2])" office:value-type="float" office:value="0.00781024967590665">
            <text:p>0.0078102497</text:p>
          </table:table-cell>
        </table:table-row>
        <table:table-row table:style-name="ro4">
          <table:table-cell office:value-type="float" office:value="208.0165">
            <text:p>208.0165</text:p>
          </table:table-cell>
          <table:table-cell office:value-type="float" office:value="39.68856">
            <text:p>39.68856</text:p>
          </table:table-cell>
          <table:table-cell table:formula="of:=[.C18]-[.C3]" office:value-type="float" office:value="5.547">
            <text:p>5.547</text:p>
          </table:table-cell>
          <table:table-cell table:formula="of:=SQRT([.D18]*[.D18]+[.D3]*[.D3])" office:value-type="float" office:value="0.010295630140987">
            <text:p>0.0102956301</text:p>
          </table:table-cell>
          <table:table-cell table:formula="of:=[.E18]-[.E3]" office:value-type="float" office:value="5.236">
            <text:p>5.236</text:p>
          </table:table-cell>
          <table:table-cell table:formula="of:=SQRT([.F18]*[.F18]+[.F3]*[.F3])" office:value-type="float" office:value="0.005">
            <text:p>0.005</text:p>
          </table:table-cell>
          <table:table-cell table:formula="of:=[.G18]-[.G3]" office:value-type="float" office:value="4.514">
            <text:p>4.514</text:p>
          </table:table-cell>
          <table:table-cell table:formula="of:=SQRT([.H18]*[.H18]+[.H3]*[.H3])" office:value-type="float" office:value="0.0053851648071345">
            <text:p>0.0053851648</text:p>
          </table:table-cell>
          <table:table-cell table:formula="of:=[.I18]-[.I3]" office:value-type="float" office:value="5.187">
            <text:p>5.187</text:p>
          </table:table-cell>
          <table:table-cell table:formula="of:=SQRT([.J18]*[.J18]+[.J3]*[.J3])" office:value-type="float" office:value="0.00640312423743285">
            <text:p>0.0064031242</text:p>
          </table:table-cell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673">
            <text:p>39.66673</text:p>
          </table:table-cell>
          <table:table-cell table:formula="of:=[.C19]-[.C4]" office:value-type="float" office:value="5.656">
            <text:p>5.656</text:p>
          </table:table-cell>
          <table:table-cell table:formula="of:=SQRT([.D19]*[.D19]+[.D4]*[.D4])" office:value-type="float" office:value="0.0718401002226472">
            <text:p>0.0718401002</text:p>
          </table:table-cell>
          <table:table-cell table:formula="of:=[.E19]-[.E4]" office:value-type="float" office:value="5.21">
            <text:p>5.21</text:p>
          </table:table-cell>
          <table:table-cell table:formula="of:=SQRT([.F19]*[.F19]+[.F4]*[.F4])" office:value-type="float" office:value="0.0280178514522438">
            <text:p>0.0280178515</text:p>
          </table:table-cell>
          <table:table-cell table:formula="of:=[.G19]-[.G4]" office:value-type="float" office:value="4.553">
            <text:p>4.553</text:p>
          </table:table-cell>
          <table:table-cell table:formula="of:=SQRT([.H19]*[.H19]+[.H4]*[.H4])" office:value-type="float" office:value="0.0284604989415154">
            <text:p>0.0284604989</text:p>
          </table:table-cell>
          <table:table-cell table:formula="of:=[.I19]-[.I4]" office:value-type="float" office:value="5.105">
            <text:p>5.105</text:p>
          </table:table-cell>
          <table:table-cell table:formula="of:=SQRT([.J19]*[.J19]+[.J4]*[.J4])" office:value-type="float" office:value="0.0430116263352131">
            <text:p>0.0430116263</text:p>
          </table:table-cell>
        </table:table-row>
        <table:table-row table:style-name="ro4">
          <table:table-cell office:value-type="float" office:value="208.0724">
            <text:p>208.0724</text:p>
          </table:table-cell>
          <table:table-cell office:value-type="float" office:value="39.68167">
            <text:p>39.68167</text:p>
          </table:table-cell>
          <table:table-cell table:formula="of:=[.C20]-[.C5]" office:value-type="float" office:value="5.556">
            <text:p>5.556</text:p>
          </table:table-cell>
          <table:table-cell table:formula="of:=SQRT([.D20]*[.D20]+[.D5]*[.D5])" office:value-type="float" office:value="0.0183575597506858">
            <text:p>0.0183575598</text:p>
          </table:table-cell>
          <table:table-cell table:formula="of:=[.E20]-[.E5]" office:value-type="float" office:value="5.207">
            <text:p>5.207</text:p>
          </table:table-cell>
          <table:table-cell table:formula="of:=SQRT([.F20]*[.F20]+[.F5]*[.F5])" office:value-type="float" office:value="0.00721110255092798">
            <text:p>0.0072111026</text:p>
          </table:table-cell>
          <table:table-cell table:formula="of:=[.G20]-[.G5]" office:value-type="float" office:value="4.488">
            <text:p>4.488</text:p>
          </table:table-cell>
          <table:table-cell table:formula="of:=SQRT([.H20]*[.H20]+[.H5]*[.H5])" office:value-type="float" office:value="0.00761577310586391">
            <text:p>0.0076157731</text:p>
          </table:table-cell>
          <table:table-cell table:formula="of:=[.I20]-[.I5]" office:value-type="float" office:value="5.196">
            <text:p>5.196</text:p>
          </table:table-cell>
          <table:table-cell table:formula="of:=SQRT([.J20]*[.J20]+[.J5]*[.J5])" office:value-type="float" office:value="0.00860232526704263">
            <text:p>0.0086023253</text:p>
          </table:table-cell>
        </table:table-row>
        <table:table-row table:style-name="ro4">
          <table:table-cell office:value-type="float" office:value="208.0818">
            <text:p>208.0818</text:p>
          </table:table-cell>
          <table:table-cell office:value-type="float" office:value="39.63393">
            <text:p>39.63393</text:p>
          </table:table-cell>
          <table:table-cell table:formula="of:=[.C21]-[.C6]" office:value-type="float" office:value="5.369">
            <text:p>5.369</text:p>
          </table:table-cell>
          <table:table-cell table:formula="of:=SQRT([.D21]*[.D21]+[.D6]*[.D6])" office:value-type="float" office:value="0.0416173040933696">
            <text:p>0.0416173041</text:p>
          </table:table-cell>
          <table:table-cell table:formula="of:=[.E21]-[.E6]" office:value-type="float" office:value="5.289">
            <text:p>5.289</text:p>
          </table:table-cell>
          <table:table-cell table:formula="of:=SQRT([.F21]*[.F21]+[.F6]*[.F6])" office:value-type="float" office:value="0.0138924439894498">
            <text:p>0.013892444</text:p>
          </table:table-cell>
          <table:table-cell table:formula="of:=[.G21]-[.G6]" office:value-type="float" office:value="4.547">
            <text:p>4.547</text:p>
          </table:table-cell>
          <table:table-cell table:formula="of:=SQRT([.H21]*[.H21]+[.H6]*[.H6])" office:value-type="float" office:value="0.0133416640641263">
            <text:p>0.0133416641</text:p>
          </table:table-cell>
          <table:table-cell table:formula="of:=[.I21]-[.I6]" office:value-type="float" office:value="5.288">
            <text:p>5.288</text:p>
          </table:table-cell>
          <table:table-cell table:formula="of:=SQRT([.J21]*[.J21]+[.J6]*[.J6])" office:value-type="float" office:value="0.0143178210632764">
            <text:p>0.0143178211</text:p>
          </table:table-cell>
        </table:table-row>
        <table:table-row table:style-name="ro4">
          <table:table-cell office:value-type="float" office:value="208.0858">
            <text:p>208.0858</text:p>
          </table:table-cell>
          <table:table-cell office:value-type="float" office:value="39.73834">
            <text:p>39.73834</text:p>
          </table:table-cell>
          <table:table-cell table:formula="of:=[.C22]-[.C7]" office:value-type="float" office:value="5.421">
            <text:p>5.421</text:p>
          </table:table-cell>
          <table:table-cell table:formula="of:=SQRT([.D22]*[.D22]+[.D7]*[.D7])" office:value-type="float" office:value="0.0259422435421457">
            <text:p>0.0259422435</text:p>
          </table:table-cell>
          <table:table-cell table:formula="of:=[.E22]-[.E7]" office:value-type="float" office:value="5.135">
            <text:p>5.135</text:p>
          </table:table-cell>
          <table:table-cell table:formula="of:=SQRT([.F22]*[.F22]+[.F7]*[.F7])" office:value-type="float" office:value="0.0094339811320566">
            <text:p>0.0094339811</text:p>
          </table:table-cell>
          <table:table-cell table:formula="of:=[.G22]-[.G7]" office:value-type="float" office:value="4.404">
            <text:p>4.404</text:p>
          </table:table-cell>
          <table:table-cell table:formula="of:=SQRT([.H22]*[.H22]+[.H7]*[.H7])" office:value-type="float" office:value="0.00948683298050514">
            <text:p>0.009486833</text:p>
          </table:table-cell>
          <table:table-cell table:formula="of:=[.I22]-[.I7]" office:value-type="float" office:value="5.106">
            <text:p>5.106</text:p>
          </table:table-cell>
          <table:table-cell table:formula="of:=SQRT([.J22]*[.J22]+[.J7]*[.J7])" office:value-type="float" office:value="0.0116619037896906">
            <text:p>0.0116619038</text:p>
          </table:table-cell>
        </table:table-row>
        <table:table-row table:style-name="ro4">
          <table:table-cell office:value-type="float" office:value="208.0879">
            <text:p>208.0879</text:p>
          </table:table-cell>
          <table:table-cell office:value-type="float" office:value="39.71287">
            <text:p>39.71287</text:p>
          </table:table-cell>
          <table:table-cell table:formula="of:=[.C23]-[.C8]" office:value-type="float" office:value="5.602">
            <text:p>5.602</text:p>
          </table:table-cell>
          <table:table-cell table:formula="of:=SQRT([.D23]*[.D23]+[.D8]*[.D8])" office:value-type="float" office:value="0.005">
            <text:p>0.005</text:p>
          </table:table-cell>
          <table:table-cell table:formula="of:=[.E23]-[.E8]" office:value-type="float" office:value="5.141">
            <text:p>5.141</text:p>
          </table:table-cell>
          <table:table-cell table:formula="of:=SQRT([.F23]*[.F23]+[.F8]*[.F8])" office:value-type="float" office:value="0.00282842712474619">
            <text:p>0.0028284271</text:p>
          </table:table-cell>
          <table:table-cell table:formula="of:=[.G23]-[.G8]" office:value-type="float" office:value="4.444">
            <text:p>4.444</text:p>
          </table:table-cell>
          <table:table-cell table:formula="of:=SQRT([.H23]*[.H23]+[.H8]*[.H8])" office:value-type="float" office:value="0.00282842712474619">
            <text:p>0.0028284271</text:p>
          </table:table-cell>
          <table:table-cell table:formula="of:=[.I23]-[.I8]" office:value-type="float" office:value="5.133">
            <text:p>5.133</text:p>
          </table:table-cell>
          <table:table-cell table:formula="of:=SQRT([.J23]*[.J23]+[.J8]*[.J8])" office:value-type="float" office:value="0.00360555127546399">
            <text:p>0.0036055513</text:p>
          </table:table-cell>
        </table:table-row>
        <table:table-row table:style-name="ro4">
          <table:table-cell office:value-type="float" office:value="208.1215">
            <text:p>208.1215</text:p>
          </table:table-cell>
          <table:table-cell office:value-type="float" office:value="39.6839">
            <text:p>39.6839</text:p>
          </table:table-cell>
          <table:table-cell table:formula="of:=[.C24]-[.C9]" office:value-type="float" office:value="5.747">
            <text:p>5.747</text:p>
          </table:table-cell>
          <table:table-cell table:formula="of:=SQRT([.D24]*[.D24]+[.D9]*[.D9])" office:value-type="float" office:value="0.205915031020079">
            <text:p>0.205915031</text:p>
          </table:table-cell>
          <table:table-cell table:formula="of:=[.E24]-[.E9]" office:value-type="float" office:value="5.265">
            <text:p>5.265</text:p>
          </table:table-cell>
          <table:table-cell table:formula="of:=SQRT([.F24]*[.F24]+[.F9]*[.F9])" office:value-type="float" office:value="0.0528393792544916">
            <text:p>0.0528393793</text:p>
          </table:table-cell>
          <table:table-cell table:formula="of:=[.G24]-[.G9]" office:value-type="float" office:value="4.523">
            <text:p>4.523</text:p>
          </table:table-cell>
          <table:table-cell table:formula="of:=SQRT([.H24]*[.H24]+[.H9]*[.H9])" office:value-type="float" office:value="0.0519711458407451">
            <text:p>0.0519711458</text:p>
          </table:table-cell>
          <table:table-cell table:formula="of:=[.I24]-[.I9]" office:value-type="float" office:value="5.436">
            <text:p>5.436</text:p>
          </table:table-cell>
          <table:table-cell table:formula="of:=SQRT([.J24]*[.J24]+[.J9]*[.J9])" office:value-type="float" office:value="0.0595063021872474">
            <text:p>0.0595063022</text:p>
          </table:table-cell>
        </table:table-row>
        <table:table-row table:style-name="ro4">
          <table:table-cell office:value-type="float" office:value="208.1227">
            <text:p>208.1227</text:p>
          </table:table-cell>
          <table:table-cell office:value-type="float" office:value="39.69012">
            <text:p>39.69012</text:p>
          </table:table-cell>
          <table:table-cell table:formula="of:=[.C25]-[.C10]" office:value-type="float" office:value="5.738">
            <text:p>5.738</text:p>
          </table:table-cell>
          <table:table-cell table:formula="of:=SQRT([.D25]*[.D25]+[.D10]*[.D10])" office:value-type="float" office:value="0.0709365914038728">
            <text:p>0.0709365914</text:p>
          </table:table-cell>
          <table:table-cell table:formula="of:=[.E25]-[.E10]" office:value-type="float" office:value="5.204">
            <text:p>5.204</text:p>
          </table:table-cell>
          <table:table-cell table:formula="of:=SQRT([.F25]*[.F25]+[.F10]*[.F10])" office:value-type="float" office:value="0.0233238075793812">
            <text:p>0.0233238076</text:p>
          </table:table-cell>
          <table:table-cell table:formula="of:=[.G25]-[.G10]" office:value-type="float" office:value="4.508">
            <text:p>4.508</text:p>
          </table:table-cell>
          <table:table-cell table:formula="of:=SQRT([.H25]*[.H25]+[.H10]*[.H10])" office:value-type="float" office:value="0.0240416305603426">
            <text:p>0.0240416306</text:p>
          </table:table-cell>
          <table:table-cell table:formula="of:=[.I25]-[.I10]" office:value-type="float" office:value="5.13">
            <text:p>5.13</text:p>
          </table:table-cell>
          <table:table-cell table:formula="of:=SQRT([.J25]*[.J25]+[.J10]*[.J10])" office:value-type="float" office:value="0.0332866339541865">
            <text:p>0.033286634</text:p>
          </table:table-cell>
        </table:table-row>
        <table:table-row table:style-name="ro4">
          <table:table-cell office:value-type="float" office:value="208.1236">
            <text:p>208.1236</text:p>
          </table:table-cell>
          <table:table-cell office:value-type="float" office:value="39.66581">
            <text:p>39.66581</text:p>
          </table:table-cell>
          <table:table-cell table:formula="of:=[.C26]-[.C11]" office:value-type="float" office:value="5.673">
            <text:p>5.673</text:p>
          </table:table-cell>
          <table:table-cell table:formula="of:=SQRT([.D26]*[.D26]+[.D11]*[.D11])" office:value-type="float" office:value="0.0134164078649987">
            <text:p>0.0134164079</text:p>
          </table:table-cell>
          <table:table-cell table:formula="of:=[.E26]-[.E11]" office:value-type="float" office:value="5.196">
            <text:p>5.196</text:p>
          </table:table-cell>
          <table:table-cell table:formula="of:=SQRT([.F26]*[.F26]+[.F11]*[.F11])" office:value-type="float" office:value="0.00640312423743285">
            <text:p>0.0064031242</text:p>
          </table:table-cell>
          <table:table-cell table:formula="of:=[.G26]-[.G11]" office:value-type="float" office:value="4.513">
            <text:p>4.513</text:p>
          </table:table-cell>
          <table:table-cell table:formula="of:=SQRT([.H26]*[.H26]+[.H11]*[.H11])" office:value-type="float" office:value="0.0053851648071345">
            <text:p>0.0053851648</text:p>
          </table:table-cell>
          <table:table-cell table:formula="of:=[.I26]-[.I11]" office:value-type="float" office:value="5.154">
            <text:p>5.154</text:p>
          </table:table-cell>
          <table:table-cell table:formula="of:=SQRT([.J26]*[.J26]+[.J11]*[.J11])" office:value-type="float" office:value="0.00781024967590665">
            <text:p>0.0078102497</text:p>
          </table:table-cell>
        </table:table-row>
        <table:table-row table:style-name="ro4">
          <table:table-cell office:value-type="float" office:value="208.1628">
            <text:p>208.1628</text:p>
          </table:table-cell>
          <table:table-cell office:value-type="float" office:value="39.72899">
            <text:p>39.72899</text:p>
          </table:table-cell>
          <table:table-cell table:formula="of:=[.C27]-[.C12]" office:value-type="float" office:value="5.513">
            <text:p>5.513</text:p>
          </table:table-cell>
          <table:table-cell table:formula="of:=SQRT([.D27]*[.D27]+[.D12]*[.D12])" office:value-type="float" office:value="0.106212052046837">
            <text:p>0.106212052</text:p>
          </table:table-cell>
          <table:table-cell table:formula="of:=[.E27]-[.E12]" office:value-type="float" office:value="5.073">
            <text:p>5.073</text:p>
          </table:table-cell>
          <table:table-cell table:formula="of:=SQRT([.F27]*[.F27]+[.F12]*[.F12])" office:value-type="float" office:value="0.0353553390593274">
            <text:p>0.0353553391</text:p>
          </table:table-cell>
          <table:table-cell table:formula="of:=[.G27]-[.G12]" office:value-type="float" office:value="4.418">
            <text:p>4.418</text:p>
          </table:table-cell>
          <table:table-cell table:formula="of:=SQRT([.H27]*[.H27]+[.H12]*[.H12])" office:value-type="float" office:value="0.0361386219991853">
            <text:p>0.036138622</text:p>
          </table:table-cell>
          <table:table-cell table:formula="of:=[.I27]-[.I12]" office:value-type="float" office:value="4.958">
            <text:p>4.958</text:p>
          </table:table-cell>
          <table:table-cell table:formula="of:=SQRT([.J27]*[.J27]+[.J12]*[.J12])" office:value-type="float" office:value="0.0543783044972901">
            <text:p>0.0543783045</text:p>
          </table:table-cell>
        </table:table-row>
        <table:table-row table:style-name="ro4">
          <table:table-cell office:value-type="float" office:value="208.1812">
            <text:p>208.1812</text:p>
          </table:table-cell>
          <table:table-cell office:value-type="float" office:value="39.68542">
            <text:p>39.68542</text:p>
          </table:table-cell>
          <table:table-cell table:formula="of:=[.C28]-[.C13]" office:value-type="float" office:value="5.556">
            <text:p>5.556</text:p>
          </table:table-cell>
          <table:table-cell table:formula="of:=SQRT([.D28]*[.D28]+[.D13]*[.D13])" office:value-type="float" office:value="0.011180339887499">
            <text:p>0.0111803399</text:p>
          </table:table-cell>
          <table:table-cell table:formula="of:=[.E28]-[.E13]" office:value-type="float" office:value="5.17">
            <text:p>5.17</text:p>
          </table:table-cell>
          <table:table-cell table:formula="of:=SQRT([.F28]*[.F28]+[.F13]*[.F13])" office:value-type="float" office:value="0.005">
            <text:p>0.005</text:p>
          </table:table-cell>
          <table:table-cell table:formula="of:=[.G28]-[.G13]" office:value-type="float" office:value="4.437">
            <text:p>4.437</text:p>
          </table:table-cell>
          <table:table-cell table:formula="of:=SQRT([.H28]*[.H28]+[.H13]*[.H13])" office:value-type="float" office:value="0.0053851648071345">
            <text:p>0.0053851648</text:p>
          </table:table-cell>
          <table:table-cell table:formula="of:=[.I28]-[.I13]" office:value-type="float" office:value="5.208">
            <text:p>5.208</text:p>
          </table:table-cell>
          <table:table-cell table:formula="of:=SQRT([.J28]*[.J28]+[.J13]*[.J13])" office:value-type="float" office:value="0.00565685424949238">
            <text:p>0.0056568542</text:p>
          </table:table-cell>
        </table:table-row>
        <table:table-row table:style-name="ro4">
          <table:table-cell office:value-type="float" office:value="208.2187">
            <text:p>208.2187</text:p>
          </table:table-cell>
          <table:table-cell office:value-type="float" office:value="39.6955">
            <text:p>39.6955</text:p>
          </table:table-cell>
          <table:table-cell table:formula="of:=[.C29]-[.C14]" office:value-type="float" office:value="5.609">
            <text:p>5.609</text:p>
          </table:table-cell>
          <table:table-cell table:formula="of:=SQRT([.D29]*[.D29]+[.D14]*[.D14])" office:value-type="float" office:value="0.0166433169770932">
            <text:p>0.016643317</text:p>
          </table:table-cell>
          <table:table-cell table:formula="of:=[.E29]-[.E14]" office:value-type="float" office:value="5.176">
            <text:p>5.176</text:p>
          </table:table-cell>
          <table:table-cell table:formula="of:=SQRT([.F29]*[.F29]+[.F14]*[.F14])" office:value-type="float" office:value="0.00721110255092798">
            <text:p>0.0072111026</text:p>
          </table:table-cell>
          <table:table-cell table:formula="of:=[.G29]-[.G14]" office:value-type="float" office:value="4.455">
            <text:p>4.455</text:p>
          </table:table-cell>
          <table:table-cell table:formula="of:=SQRT([.H29]*[.H29]+[.H14]*[.H14])" office:value-type="float" office:value="0.00632455532033676">
            <text:p>0.0063245553</text:p>
          </table:table-cell>
          <table:table-cell table:formula="of:=[.I29]-[.I14]" office:value-type="float" office:value="5.143">
            <text:p>5.143</text:p>
          </table:table-cell>
          <table:table-cell table:formula="of:=SQRT([.J29]*[.J29]+[.J14]*[.J14])" office:value-type="float" office:value="0.00848528137423857">
            <text:p>0.0084852814</text:p>
          </table:table-cell>
        </table:table-row>
        <table:table-row table:style-name="ro4">
          <table:table-cell table:number-columns-repeated="2"/>
          <table:table-cell table:formula="of:=AVERAGE([.C32:.C44])" office:value-type="float" office:value="5.58253846153846">
            <text:p>5.5825384615</text:p>
          </table:table-cell>
          <table:table-cell table:formula="of:=SQRT(SUMSQ([.D32:.D44]))/13" office:value-type="float" office:value="0.0199886062220012">
            <text:p>0.0199886062</text:p>
          </table:table-cell>
          <table:table-cell table:formula="of:=AVERAGE([.E32:.E44])" office:value-type="float" office:value="5.19338461538462">
            <text:p>5.1933846154</text:p>
          </table:table-cell>
          <table:table-cell table:formula="of:=SQRT(SUMSQ([.F32:.F44]))/13" office:value-type="float" office:value="0.00590707128146092">
            <text:p>0.0059070713</text:p>
          </table:table-cell>
          <table:table-cell table:formula="of:=AVERAGE([.G32:.G44])" office:value-type="float" office:value="4.48507692307692">
            <text:p>4.4850769231</text:p>
          </table:table-cell>
          <table:table-cell table:formula="of:=SQRT(SUMSQ([.H32:.H44]))/13" office:value-type="float" office:value="0.00590657040629307">
            <text:p>0.0059065704</text:p>
          </table:table-cell>
          <table:table-cell table:formula="of:=AVERAGE([.I32:.I44])" office:value-type="float" office:value="5.16969230769231">
            <text:p>5.1696923077</text:p>
          </table:table-cell>
          <table:table-cell table:formula="of:=SQRT(SUMSQ([.J32:.J44]))/13" office:value-type="float" office:value="0.00775016701480661">
            <text:p>0.007750167</text:p>
          </table:table-cell>
        </table:table-row>
        <table:table-row table:style-name="ro4">
          <table:table-cell table:number-columns-repeated="10"/>
        </table:table-row>
        <table:table-row table:style-name="ro2">
          <table:table-cell office:value-type="string">
            <text:p>From phot</text:p>
          </table:table-cell>
          <table:table-cell/>
          <table:table-cell office:value-type="float" office:value="22.857">
            <text:p>22.857</text:p>
          </table:table-cell>
          <table:table-cell office:value-type="float" office:value="0.126">
            <text:p>0.126</text:p>
          </table:table-cell>
          <table:table-cell office:value-type="float" office:value="22.047">
            <text:p>22.047</text:p>
          </table:table-cell>
          <table:table-cell office:value-type="float" office:value="0.045">
            <text:p>0.045</text:p>
          </table:table-cell>
          <table:table-cell office:value-type="float" office:value="20.655">
            <text:p>20.655</text:p>
          </table:table-cell>
          <table:table-cell office:value-type="float" office:value="0.023">
            <text:p>0.023</text:p>
          </table:table-cell>
          <table:table-cell office:value-type="float" office:value="20.62">
            <text:p>20.62</text:p>
          </table:table-cell>
          <table:table-cell office:value-type="float" office:value="0.045">
            <text:p>0.045</text:p>
          </table:table-cell>
        </table:table-row>
        <table:table-row table:style-name="ro4">
          <table:table-cell office:value-type="string">
            <text:p>Subtract difference</text:p>
          </table:table-cell>
          <table:table-cell/>
          <table:table-cell table:formula="of:=[.C47]-[.C45]" office:value-type="float" office:value="17.2744615384615">
            <text:p>17.2744615385</text:p>
          </table:table-cell>
          <table:table-cell table:formula="of:=SQRT([.D45]*[.D45]+[.D47]*[.D47])" office:value-type="float" office:value="0.127575641792225">
            <text:p>0.1275756418</text:p>
          </table:table-cell>
          <table:table-cell table:formula="of:=[.E47]-[.E45]" office:value-type="float" office:value="16.8536153846154">
            <text:p>16.8536153846</text:p>
          </table:table-cell>
          <table:table-cell table:formula="of:=SQRT([.F45]*[.F45]+[.F47]*[.F47])" office:value-type="float" office:value="0.0453860495210176">
            <text:p>0.0453860495</text:p>
          </table:table-cell>
          <table:table-cell table:formula="of:=[.G47]-[.G45]" office:value-type="float" office:value="16.1699230769231">
            <text:p>16.1699230769</text:p>
          </table:table-cell>
          <table:table-cell table:formula="of:=SQRT([.H45]*[.H45]+[.H47]*[.H47])" office:value-type="float" office:value="0.0237463170610623">
            <text:p>0.0237463171</text:p>
          </table:table-cell>
          <table:table-cell table:formula="of:=[.I47]-[.I45]" office:value-type="float" office:value="15.4503076923077">
            <text:p>15.4503076923</text:p>
          </table:table-cell>
          <table:table-cell table:formula="of:=SQRT([.J45]*[.J45]+[.J47]*[.J47])" office:value-type="float" office:value="0.0456625129483409">
            <text:p>0.0456625129</text:p>
          </table:table-cell>
        </table:table-row>
        <table:table-row table:style-name="ro4">
          <table:table-cell office:value-type="string">
            <text:p>Subtract extinction</text:p>
          </table:table-cell>
          <table:table-cell/>
          <table:table-cell table:style-name="ce1" table:formula="of:=[.C48]-0.051" office:value-type="float" office:value="17.2234615384615">
            <text:p>17.223</text:p>
          </table:table-cell>
          <table:table-cell table:style-name="ce1" table:formula="of:=[.D48]" office:value-type="float" office:value="0.127575641792225">
            <text:p>0.128</text:p>
          </table:table-cell>
          <table:table-cell table:style-name="ce1" table:formula="of:=[.E48]-0.051" office:value-type="float" office:value="16.8026153846154">
            <text:p>16.803</text:p>
          </table:table-cell>
          <table:table-cell table:style-name="ce1" table:formula="of:=[.F48]" office:value-type="float" office:value="0.0453860495210176">
            <text:p>0.045</text:p>
          </table:table-cell>
          <table:table-cell table:style-name="ce1" table:formula="of:=[.G48]-0.051" office:value-type="float" office:value="16.1189230769231">
            <text:p>16.119</text:p>
          </table:table-cell>
          <table:table-cell table:style-name="ce1" table:formula="of:=[.H48]" office:value-type="float" office:value="0.0237463170610623">
            <text:p>0.024</text:p>
          </table:table-cell>
          <table:table-cell table:style-name="ce1" table:formula="of:=[.I48]-0.051" office:value-type="float" office:value="15.3993076923077">
            <text:p>15.399</text:p>
          </table:table-cell>
          <table:table-cell table:style-name="ce1" table:formula="of:=[.J48]" office:value-type="float" office:value="0.0456625129483409">
            <text:p>0.046</text:p>
          </table:table-cell>
        </table:table-row>
        <table:table-row table:style-name="ro4" table:number-rows-repeated="1048526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J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ofmann</meta:initial-creator>
    <meta:creation-date>2016-01-28T15:34:37</meta:creation-date>
    <dc:date>2016-02-15T13:50:47</dc:date>
    <dc:creator>Ryan Hofmann</dc:creator>
    <meta:editing-duration>P0D</meta:editing-duration>
    <meta:editing-cycles>4</meta:editing-cycles>
    <meta:generator>LibreOffice/3.5$Linux_X86_64 LibreOffice_project/350m1$Build-2</meta:generator>
    <meta:document-statistic meta:table-count="3" meta:cell-count="437" meta:object-count="0"/>
  </office:meta>
</office:document-meta>
</file>